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row table:style-name="ro1">
          <table:table-cell office:value-type="float" office:value="3" calcext:value-type="float">
            <text:p>3</text:p>
          </table:table-cell>
          <table:table-cell office:value-type="string" calcext:value-type="string">
            <text:p>ほゆるちな</text:p>
          </table:table-cell>
          <table:table-cell/>
          <table:table-cell office:value-type="string" calcext:value-type="string">
            <text:p>のがあおけせつ</text:p>
          </table:table-cell>
          <table:table-cell/>
          <table:table-cell office:value-type="string" calcext:value-type="string">
            <text:p>にはほめれ</text:p>
          </table:table-cell>
          <table:table-cell/>
          <table:table-cell office:value-type="string" calcext:value-type="string">
            <text:p>ぎずぢ</text:p>
          </table:table-cell>
          <table:table-cell/>
          <table:table-cell table:formula="of:=DEC2HEX( [.AI62]; 2 )" office:value-type="string" office:string-value="19" calcext:value-type="string">
            <text:p>19</text:p>
          </table:table-cell>
          <table:table-cell table:formula="of:=DEC2HEX( [.AJ62]; 2 )" office:value-type="string" office:string-value="03" calcext:value-type="string">
            <text:p>03</text:p>
          </table:table-cell>
          <table:table-cell table:formula="of:=DEC2HEX( [.AK62]; 2 )" office:value-type="string" office:string-value="00" calcext:value-type="string">
            <text:p>00</text:p>
          </table:table-cell>
          <table:table-cell table:formula="of:=DEC2HEX( [.AL62]; 2 )" office:value-type="string" office:string-value="24" calcext:value-type="string">
            <text:p>24</text:p>
          </table:table-cell>
          <table:table-cell table:formula="of:=DEC2HEX( [.AM62]; 2 )" office:value-type="string" office:string-value="00" calcext:value-type="string">
            <text:p>00</text:p>
          </table:table-cell>
          <table:table-cell table:formula="of:=DEC2HEX( [.AN62]; 2 )" office:value-type="string" office:string-value="00" calcext:value-type="string">
            <text:p>00</text:p>
          </table:table-cell>
          <table:table-cell table:formula="of:=DEC2HEX( [.AO62]; 2 )" office:value-type="string" office:string-value="10" calcext:value-type="string">
            <text:p>10</text:p>
          </table:table-cell>
          <table:table-cell table:formula="of:=DEC2HEX( [.AP62]; 2 )" office:value-type="string" office:string-value="10" calcext:value-type="string">
            <text:p>10</text:p>
          </table:table-cell>
          <table:table-cell table:formula="of:=DEC2HEX( [.AQ62]; 2 )" office:value-type="string" office:string-value="00" calcext:value-type="string">
            <text:p>00</text:p>
          </table:table-cell>
          <table:table-cell table:formula="of:=DEC2HEX( [.AR62]; 2 )" office:value-type="string" office:string-value="00" calcext:value-type="string">
            <text:p>00</text:p>
          </table:table-cell>
          <table:table-cell table:formula="of:=DEC2HEX( [.AS62]; 2 )" office:value-type="string" office:string-value="01" calcext:value-type="string">
            <text:p>01</text:p>
          </table:table-cell>
          <table:table-cell table:formula="of:=DEC2HEX( [.AT62]; 2 )" office:value-type="string" office:string-value="00" calcext:value-type="string">
            <text:p>00</text:p>
          </table:table-cell>
          <table:table-cell table:formula="of:=DEC2HEX( [.AU62]; 2 )" office:value-type="string" office:string-value="00" calcext:value-type="string">
            <text:p>00</text:p>
          </table:table-cell>
          <table:table-cell table:formula="of:=DEC2HEX( [.AV62]; 2 )" office:value-type="string" office:string-value="00" calcext:value-type="string">
            <text:p>00</text:p>
          </table:table-cell>
          <table:table-cell table:formula="of:=DEC2HEX( [.AW62]; 2 )" office:value-type="string" office:string-value="00" calcext:value-type="string">
            <text:p>00</text:p>
          </table:table-cell>
          <table:table-cell table:formula="of:=DEC2HEX( [.AX62]; 2 )" office:value-type="string" office:string-value="00" calcext:value-type="string">
            <text:p>00</text:p>
          </table:table-cell>
          <table:table-cell table:formula="of:=DEC2HEX( [.AY62]; 2 )" office:value-type="string" office:string-value="04" calcext:value-type="string">
            <text:p>04</text:p>
          </table:table-cell>
          <table:table-cell table:formula="of:=DEC2HEX( [.AZ62]; 2 )" office:value-type="string" office:string-value="00" calcext:value-type="string">
            <text:p>00</text:p>
          </table:table-cell>
          <table:table-cell table:formula="of:=DEC2HEX( [.BA62]; 2 )" office:value-type="string" office:string-value="02" calcext:value-type="string">
            <text:p>02</text:p>
          </table:table-cell>
          <table:table-cell table:formula="of:=DEC2HEX( [.BB62]; 2 )" office:value-type="string" office:string-value="00" calcext:value-type="string">
            <text:p>00</text:p>
          </table:table-cell>
          <table:table-cell/>
          <table:table-cell table:formula="of:=DEC2HEX( [.AF62] )" office:value-type="string" office:string-value="C0" calcext:value-type="string">
            <text:p>C0</text:p>
          </table:table-cell>
          <table:table-cell table:formula="of:=BITXOR( BITAND( ([.AJ62] * 64) + [.AI62]; 255 ); [.AG62] )" office:value-type="float" office:value="192" calcext:value-type="float">
            <text:p>192</text:p>
          </table:table-cell>
          <table:table-cell table:formula="of:=INDIRECT( ADDRESS( [.A62] + 3; 35 ) ) + INDIRECT( ADDRESS( [.A62] + 3; 36 ) ) * 64" office:value-type="float" office:value="25" calcext:value-type="float">
            <text:p>25</text:p>
          </table:table-cell>
          <table:table-cell/>
          <table:table-cell table:formula="of:=MOD( [.BD62] + 60; 64 )" office:value-type="float" office:value="25" calcext:value-type="float">
            <text:p>25</text:p>
          </table:table-cell>
          <table:table-cell table:formula="of:=MOD( [.BE62] - [.BD62] + 60; 64 )" office:value-type="float" office:value="3" calcext:value-type="float">
            <text:p>3</text:p>
          </table:table-cell>
          <table:table-cell table:formula="of:=MOD( [.BF62] - [.BE62] + 60; 64 )" office:value-type="float" office:value="0" calcext:value-type="float">
            <text:p>0</text:p>
          </table:table-cell>
          <table:table-cell table:formula="of:=MOD( [.BG62] - [.BF62] + 60; 64 )" office:value-type="float" office:value="36" calcext:value-type="float">
            <text:p>36</text:p>
          </table:table-cell>
          <table:table-cell table:formula="of:=MOD( [.BH62] - [.BG62] + 60; 64 )" office:value-type="float" office:value="0" calcext:value-type="float">
            <text:p>0</text:p>
          </table:table-cell>
          <table:table-cell table:formula="of:=MOD( [.BI62] - [.BH62] + 60; 64 )" office:value-type="float" office:value="0" calcext:value-type="float">
            <text:p>0</text:p>
          </table:table-cell>
          <table:table-cell table:formula="of:=MOD( [.BJ62] - [.BI62] + 60; 64 )" office:value-type="float" office:value="16" calcext:value-type="float">
            <text:p>16</text:p>
          </table:table-cell>
          <table:table-cell table:formula="of:=MOD( [.BK62] - [.BJ62] + 60; 64 )" office:value-type="float" office:value="16" calcext:value-type="float">
            <text:p>16</text:p>
          </table:table-cell>
          <table:table-cell table:formula="of:=MOD( [.BL62] - [.BK62] + 60; 64 )" office:value-type="float" office:value="0" calcext:value-type="float">
            <text:p>0</text:p>
          </table:table-cell>
          <table:table-cell table:formula="of:=MOD( [.BM62] - [.BL62] + 60; 64 )" office:value-type="float" office:value="0" calcext:value-type="float">
            <text:p>0</text:p>
          </table:table-cell>
          <table:table-cell table:formula="of:=MOD( [.BN62] - [.BM62] + 60; 64 )" office:value-type="float" office:value="1" calcext:value-type="float">
            <text:p>1</text:p>
          </table:table-cell>
          <table:table-cell table:formula="of:=MOD( [.BO62] - [.BN62] + 60; 64 )" office:value-type="float" office:value="0" calcext:value-type="float">
            <text:p>0</text:p>
          </table:table-cell>
          <table:table-cell table:formula="of:=MOD( [.BP62] - [.BO62] + 60; 64 )" office:value-type="float" office:value="0" calcext:value-type="float">
            <text:p>0</text:p>
          </table:table-cell>
          <table:table-cell table:formula="of:=MOD( [.BQ62] - [.BP62] + 60; 64 )" office:value-type="float" office:value="0" calcext:value-type="float">
            <text:p>0</text:p>
          </table:table-cell>
          <table:table-cell table:formula="of:=MOD( [.BR62] - [.BQ62] + 60; 64 )" office:value-type="float" office:value="0" calcext:value-type="float">
            <text:p>0</text:p>
          </table:table-cell>
          <table:table-cell table:formula="of:=MOD( [.BS62] - [.BR62] + 60; 64 )" office:value-type="float" office:value="0" calcext:value-type="float">
            <text:p>0</text:p>
          </table:table-cell>
          <table:table-cell table:formula="of:=MOD( [.BT62] - [.BS62] + 60; 64 )" office:value-type="float" office:value="4" calcext:value-type="float">
            <text:p>4</text:p>
          </table:table-cell>
          <table:table-cell table:formula="of:=MOD( [.BU62] - [.BT62] + 60; 64 )" office:value-type="float" office:value="0" calcext:value-type="float">
            <text:p>0</text:p>
          </table:table-cell>
          <table:table-cell table:formula="of:=MOD( [.BV62] - [.BU62] + 60; 64 )" office:value-type="float" office:value="2" calcext:value-type="float">
            <text:p>2</text:p>
          </table:table-cell>
          <table:table-cell table:formula="of:=MOD( [.BW62] - [.BV62] + 60; 64 )" office:value-type="float" office:value="0" calcext:value-type="float">
            <text:p>0</text:p>
          </table:table-cell>
          <table:table-cell/>
          <table:table-cell table:formula="of:=( SEARCH( MID( [.$B62]; 1; 1); [$リスト.$A$3] ) - 1 )" office:value-type="float" office:value="29" calcext:value-type="float">
            <text:p>29</text:p>
          </table:table-cell>
          <table:table-cell table:formula="of:=( SEARCH( MID( [.$B62]; 2; 1); [$リスト.$A$3] ) - 1 )" office:value-type="float" office:value="36" calcext:value-type="float">
            <text:p>36</text:p>
          </table:table-cell>
          <table:table-cell table:formula="of:=( SEARCH( MID( [.$B62]; 3; 1); [$リスト.$A$3] ) - 1 )" office:value-type="float" office:value="40" calcext:value-type="float">
            <text:p>40</text:p>
          </table:table-cell>
          <table:table-cell table:formula="of:=( SEARCH( MID( [.$B62]; 4; 1); [$リスト.$A$3] ) - 1 )" office:value-type="float" office:value="16" calcext:value-type="float">
            <text:p>16</text:p>
          </table:table-cell>
          <table:table-cell table:formula="of:=( SEARCH( MID( [.$B62]; 5; 1); [$リスト.$A$3] ) - 1 )" office:value-type="float" office:value="20" calcext:value-type="float">
            <text:p>20</text:p>
          </table:table-cell>
          <table:table-cell table:formula="of:=( SEARCH( MID( [.$D62]; 1; 1); [$リスト.$A$3] ) - 1 )" office:value-type="float" office:value="24" calcext:value-type="float">
            <text:p>24</text:p>
          </table:table-cell>
          <table:table-cell table:formula="of:=( SEARCH( MID( [.$D62]; 2; 1); [$リスト.$A$3] ) - 1 )" office:value-type="float" office:value="44" calcext:value-type="float">
            <text:p>44</text:p>
          </table:table-cell>
          <table:table-cell table:formula="of:=( SEARCH( MID( [.$D62]; 3; 1); [$リスト.$A$3] ) - 1 )" office:value-type="float" office:value="0" calcext:value-type="float">
            <text:p>0</text:p>
          </table:table-cell>
          <table:table-cell table:formula="of:=( SEARCH( MID( [.$D62]; 4; 1); [$リスト.$A$3] ) - 1 )" office:value-type="float" office:value="4" calcext:value-type="float">
            <text:p>4</text:p>
          </table:table-cell>
          <table:table-cell table:formula="of:=( SEARCH( MID( [.$D62]; 5; 1); [$リスト.$A$3] ) - 1 )" office:value-type="float" office:value="8" calcext:value-type="float">
            <text:p>8</text:p>
          </table:table-cell>
          <table:table-cell table:formula="of:=( SEARCH( MID( [.$D62]; 6; 1); [$リスト.$A$3] ) - 1 )" office:value-type="float" office:value="13" calcext:value-type="float">
            <text:p>13</text:p>
          </table:table-cell>
          <table:table-cell table:formula="of:=( SEARCH( MID( [.$D62]; 7; 1); [$リスト.$A$3] ) - 1 )" office:value-type="float" office:value="17" calcext:value-type="float">
            <text:p>17</text:p>
          </table:table-cell>
          <table:table-cell table:formula="of:=( SEARCH( MID( [.$F62]; 1; 1); [$リスト.$A$3] ) - 1 )" office:value-type="float" office:value="21" calcext:value-type="float">
            <text:p>21</text:p>
          </table:table-cell>
          <table:table-cell table:formula="of:=( SEARCH( MID( [.$F62]; 2; 1); [$リスト.$A$3] ) - 1 )" office:value-type="float" office:value="25" calcext:value-type="float">
            <text:p>25</text:p>
          </table:table-cell>
          <table:table-cell table:formula="of:=( SEARCH( MID( [.$F62]; 3; 1); [$リスト.$A$3] ) - 1 )" office:value-type="float" office:value="29" calcext:value-type="float">
            <text:p>29</text:p>
          </table:table-cell>
          <table:table-cell table:formula="of:=( SEARCH( MID( [.$F62]; 4; 1); [$リスト.$A$3] ) - 1 )" office:value-type="float" office:value="33" calcext:value-type="float">
            <text:p>33</text:p>
          </table:table-cell>
          <table:table-cell table:formula="of:=( SEARCH( MID( [.$F62]; 5; 1); [$リスト.$A$3] ) - 1 )" office:value-type="float" office:value="41" calcext:value-type="float">
            <text:p>41</text:p>
          </table:table-cell>
          <table:table-cell table:formula="of:=( SEARCH( MID( [.$H62]; 1; 1); [$リスト.$A$3] ) - 1 )" office:value-type="float" office:value="45" calcext:value-type="float">
            <text:p>45</text:p>
          </table:table-cell>
          <table:table-cell table:formula="of:=( SEARCH( MID( [.$H62]; 2; 1); [$リスト.$A$3] ) - 1 )" office:value-type="float" office:value="51" calcext:value-type="float">
            <text:p>51</text:p>
          </table:table-cell>
          <table:table-cell table:formula="of:=( SEARCH( MID( [.$H62]; 3; 1); [$リスト.$A$3] ) - 1 )" office:value-type="float" office:value="55" calcext:value-type="float">
            <text:p>55</text:p>
          </table:table-cell>
        </table:table-row>
        <table:table-row table:style-name="ro1">
          <table:table-cell office:value-type="float" office:value="6" calcext:value-type="float">
            <text:p>6</text:p>
          </table:table-cell>
          <table:table-cell office:value-type="string" calcext:value-type="string">
            <text:p>ほやりげず</text:p>
          </table:table-cell>
          <table:table-cell/>
          <table:table-cell office:value-type="string" calcext:value-type="string">
            <text:p>ぢしみやりぜづ</text:p>
          </table:table-cell>
          <table:table-cell/>
          <table:table-cell office:value-type="string" calcext:value-type="string">
            <text:p>びあおけな</text:p>
          </table:table-cell>
          <table:table-cell/>
          <table:table-cell office:value-type="string" calcext:value-type="string">
            <text:p>のまも</text:p>
          </table:table-cell>
          <table:table-cell/>
          <table:table-cell table:formula="of:=DEC2HEX( [.AI63]; 2 )" office:value-type="string" office:string-value="19" calcext:value-type="string">
            <text:p>19</text:p>
          </table:table-cell>
          <table:table-cell table:formula="of:=DEC2HEX( [.AJ63]; 2 )" office:value-type="string" office:string-value="02" calcext:value-type="string">
            <text:p>02</text:p>
          </table:table-cell>
          <table:table-cell table:formula="of:=DEC2HEX( [.AK63]; 2 )" office:value-type="string" office:string-value="00" calcext:value-type="string">
            <text:p>00</text:p>
          </table:table-cell>
          <table:table-cell table:formula="of:=DEC2HEX( [.AL63]; 2 )" office:value-type="string" office:string-value="04" calcext:value-type="string">
            <text:p>04</text:p>
          </table:table-cell>
          <table:table-cell table:formula="of:=DEC2HEX( [.AM63]; 2 )" office:value-type="string" office:string-value="00" calcext:value-type="string">
            <text:p>00</text:p>
          </table:table-cell>
          <table:table-cell table:formula="of:=DEC2HEX( [.AN63]; 2 )" office:value-type="string" office:string-value="00" calcext:value-type="string">
            <text:p>00</text:p>
          </table:table-cell>
          <table:table-cell table:formula="of:=DEC2HEX( [.AO63]; 2 )" office:value-type="string" office:string-value="10" calcext:value-type="string">
            <text:p>10</text:p>
          </table:table-cell>
          <table:table-cell table:formula="of:=DEC2HEX( [.AP63]; 2 )" office:value-type="string" office:string-value="10" calcext:value-type="string">
            <text:p>10</text:p>
          </table:table-cell>
          <table:table-cell table:formula="of:=DEC2HEX( [.AQ63]; 2 )" office:value-type="string" office:string-value="00" calcext:value-type="string">
            <text:p>00</text:p>
          </table:table-cell>
          <table:table-cell table:formula="of:=DEC2HEX( [.AR63]; 2 )" office:value-type="string" office:string-value="00" calcext:value-type="string">
            <text:p>00</text:p>
          </table:table-cell>
          <table:table-cell table:formula="of:=DEC2HEX( [.AS63]; 2 )" office:value-type="string" office:string-value="09" calcext:value-type="string">
            <text:p>09</text:p>
          </table:table-cell>
          <table:table-cell table:formula="of:=DEC2HEX( [.AT63]; 2 )" office:value-type="string" office:string-value="00" calcext:value-type="string">
            <text:p>00</text:p>
          </table:table-cell>
          <table:table-cell table:formula="of:=DEC2HEX( [.AU63]; 2 )" office:value-type="string" office:string-value="00" calcext:value-type="string">
            <text:p>00</text:p>
          </table:table-cell>
          <table:table-cell table:formula="of:=DEC2HEX( [.AV63]; 2 )" office:value-type="string" office:string-value="00" calcext:value-type="string">
            <text:p>00</text:p>
          </table:table-cell>
          <table:table-cell table:formula="of:=DEC2HEX( [.AW63]; 2 )" office:value-type="string" office:string-value="00" calcext:value-type="string">
            <text:p>00</text:p>
          </table:table-cell>
          <table:table-cell table:formula="of:=DEC2HEX( [.AX63]; 2 )" office:value-type="string" office:string-value="00" calcext:value-type="string">
            <text:p>00</text:p>
          </table:table-cell>
          <table:table-cell table:formula="of:=DEC2HEX( [.AY63]; 2 )" office:value-type="string" office:string-value="08" calcext:value-type="string">
            <text:p>08</text:p>
          </table:table-cell>
          <table:table-cell table:formula="of:=DEC2HEX( [.AZ63]; 2 )" office:value-type="string" office:string-value="00" calcext:value-type="string">
            <text:p>00</text:p>
          </table:table-cell>
          <table:table-cell table:formula="of:=DEC2HEX( [.BA63]; 2 )" office:value-type="string" office:string-value="02" calcext:value-type="string">
            <text:p>02</text:p>
          </table:table-cell>
          <table:table-cell table:formula="of:=DEC2HEX( [.BB63]; 2 )" office:value-type="string" office:string-value="00" calcext:value-type="string">
            <text:p>00</text:p>
          </table:table-cell>
          <table:table-cell/>
          <table:table-cell table:formula="of:=DEC2HEX( [.AF63] )" office:value-type="string" office:string-value="A1" calcext:value-type="string">
            <text:p>A1</text:p>
          </table:table-cell>
          <table:table-cell table:formula="of:=BITXOR( BITAND( ([.AJ63] * 64) + [.AI63]; 255 ); [.AG63] )" office:value-type="float" office:value="161" calcext:value-type="float">
            <text:p>161</text:p>
          </table:table-cell>
          <table:table-cell table:formula="of:=INDIRECT( ADDRESS( [.A63] + 3; 35 ) ) + INDIRECT( ADDRESS( [.A63] + 3; 36 ) ) * 64" office:value-type="float" office:value="56" calcext:value-type="float">
            <text:p>56</text:p>
          </table:table-cell>
          <table:table-cell/>
          <table:table-cell table:formula="of:=MOD( [.BD63] + 60; 64 )" office:value-type="float" office:value="25" calcext:value-type="float">
            <text:p>25</text:p>
          </table:table-cell>
          <table:table-cell table:formula="of:=MOD( [.BE63] - [.BD63] + 60; 64 )" office:value-type="float" office:value="2" calcext:value-type="float">
            <text:p>2</text:p>
          </table:table-cell>
          <table:table-cell table:formula="of:=MOD( [.BF63] - [.BE63] + 60; 64 )" office:value-type="float" office:value="0" calcext:value-type="float">
            <text:p>0</text:p>
          </table:table-cell>
          <table:table-cell table:formula="of:=MOD( [.BG63] - [.BF63] + 60; 64 )" office:value-type="float" office:value="4" calcext:value-type="float">
            <text:p>4</text:p>
          </table:table-cell>
          <table:table-cell table:formula="of:=MOD( [.BH63] - [.BG63] + 60; 64 )" office:value-type="float" office:value="0" calcext:value-type="float">
            <text:p>0</text:p>
          </table:table-cell>
          <table:table-cell table:formula="of:=MOD( [.BI63] - [.BH63] + 60; 64 )" office:value-type="float" office:value="0" calcext:value-type="float">
            <text:p>0</text:p>
          </table:table-cell>
          <table:table-cell table:formula="of:=MOD( [.BJ63] - [.BI63] + 60; 64 )" office:value-type="float" office:value="16" calcext:value-type="float">
            <text:p>16</text:p>
          </table:table-cell>
          <table:table-cell table:formula="of:=MOD( [.BK63] - [.BJ63] + 60; 64 )" office:value-type="float" office:value="16" calcext:value-type="float">
            <text:p>16</text:p>
          </table:table-cell>
          <table:table-cell table:formula="of:=MOD( [.BL63] - [.BK63] + 60; 64 )" office:value-type="float" office:value="0" calcext:value-type="float">
            <text:p>0</text:p>
          </table:table-cell>
          <table:table-cell table:formula="of:=MOD( [.BM63] - [.BL63] + 60; 64 )" office:value-type="float" office:value="0" calcext:value-type="float">
            <text:p>0</text:p>
          </table:table-cell>
          <table:table-cell table:formula="of:=MOD( [.BN63] - [.BM63] + 60; 64 )" office:value-type="float" office:value="9" calcext:value-type="float">
            <text:p>9</text:p>
          </table:table-cell>
          <table:table-cell table:formula="of:=MOD( [.BO63] - [.BN63] + 60; 64 )" office:value-type="float" office:value="0" calcext:value-type="float">
            <text:p>0</text:p>
          </table:table-cell>
          <table:table-cell table:formula="of:=MOD( [.BP63] - [.BO63] + 60; 64 )" office:value-type="float" office:value="0" calcext:value-type="float">
            <text:p>0</text:p>
          </table:table-cell>
          <table:table-cell table:formula="of:=MOD( [.BQ63] - [.BP63] + 60; 64 )" office:value-type="float" office:value="0" calcext:value-type="float">
            <text:p>0</text:p>
          </table:table-cell>
          <table:table-cell table:formula="of:=MOD( [.BR63] - [.BQ63] + 60; 64 )" office:value-type="float" office:value="0" calcext:value-type="float">
            <text:p>0</text:p>
          </table:table-cell>
          <table:table-cell table:formula="of:=MOD( [.BS63] - [.BR63] + 60; 64 )" office:value-type="float" office:value="0" calcext:value-type="float">
            <text:p>0</text:p>
          </table:table-cell>
          <table:table-cell table:formula="of:=MOD( [.BT63] - [.BS63] + 60; 64 )" office:value-type="float" office:value="8" calcext:value-type="float">
            <text:p>8</text:p>
          </table:table-cell>
          <table:table-cell table:formula="of:=MOD( [.BU63] - [.BT63] + 60; 64 )" office:value-type="float" office:value="0" calcext:value-type="float">
            <text:p>0</text:p>
          </table:table-cell>
          <table:table-cell table:formula="of:=MOD( [.BV63] - [.BU63] + 60; 64 )" office:value-type="float" office:value="2" calcext:value-type="float">
            <text:p>2</text:p>
          </table:table-cell>
          <table:table-cell table:formula="of:=MOD( [.BW63] - [.BV63] + 60; 64 )" office:value-type="float" office:value="0" calcext:value-type="float">
            <text:p>0</text:p>
          </table:table-cell>
          <table:table-cell/>
          <table:table-cell table:formula="of:=( SEARCH( MID( [.$B63]; 1; 1); [$リスト.$A$3] ) - 1 )" office:value-type="float" office:value="29" calcext:value-type="float">
            <text:p>29</text:p>
          </table:table-cell>
          <table:table-cell table:formula="of:=( SEARCH( MID( [.$B63]; 2; 1); [$リスト.$A$3] ) - 1 )" office:value-type="float" office:value="35" calcext:value-type="float">
            <text:p>35</text:p>
          </table:table-cell>
          <table:table-cell table:formula="of:=( SEARCH( MID( [.$B63]; 3; 1); [$リスト.$A$3] ) - 1 )" office:value-type="float" office:value="39" calcext:value-type="float">
            <text:p>39</text:p>
          </table:table-cell>
          <table:table-cell table:formula="of:=( SEARCH( MID( [.$B63]; 4; 1); [$リスト.$A$3] ) - 1 )" office:value-type="float" office:value="47" calcext:value-type="float">
            <text:p>47</text:p>
          </table:table-cell>
          <table:table-cell table:formula="of:=( SEARCH( MID( [.$B63]; 5; 1); [$リスト.$A$3] ) - 1 )" office:value-type="float" office:value="51" calcext:value-type="float">
            <text:p>51</text:p>
          </table:table-cell>
          <table:table-cell table:formula="of:=( SEARCH( MID( [.$D63]; 1; 1); [$リスト.$A$3] ) - 1 )" office:value-type="float" office:value="55" calcext:value-type="float">
            <text:p>55</text:p>
          </table:table-cell>
          <table:table-cell table:formula="of:=( SEARCH( MID( [.$D63]; 2; 1); [$リスト.$A$3] ) - 1 )" office:value-type="float" office:value="11" calcext:value-type="float">
            <text:p>11</text:p>
          </table:table-cell>
          <table:table-cell table:formula="of:=( SEARCH( MID( [.$D63]; 3; 1); [$リスト.$A$3] ) - 1 )" office:value-type="float" office:value="31" calcext:value-type="float">
            <text:p>31</text:p>
          </table:table-cell>
          <table:table-cell table:formula="of:=( SEARCH( MID( [.$D63]; 4; 1); [$リスト.$A$3] ) - 1 )" office:value-type="float" office:value="35" calcext:value-type="float">
            <text:p>35</text:p>
          </table:table-cell>
          <table:table-cell table:formula="of:=( SEARCH( MID( [.$D63]; 5; 1); [$リスト.$A$3] ) - 1 )" office:value-type="float" office:value="39" calcext:value-type="float">
            <text:p>39</text:p>
          </table:table-cell>
          <table:table-cell table:formula="of:=( SEARCH( MID( [.$D63]; 6; 1); [$リスト.$A$3] ) - 1 )" office:value-type="float" office:value="52" calcext:value-type="float">
            <text:p>52</text:p>
          </table:table-cell>
          <table:table-cell table:formula="of:=( SEARCH( MID( [.$D63]; 7; 1); [$リスト.$A$3] ) - 1 )" office:value-type="float" office:value="56" calcext:value-type="float">
            <text:p>56</text:p>
          </table:table-cell>
          <table:table-cell table:formula="of:=( SEARCH( MID( [.$F63]; 1; 1); [$リスト.$A$3] ) - 1 )" office:value-type="float" office:value="60" calcext:value-type="float">
            <text:p>60</text:p>
          </table:table-cell>
          <table:table-cell table:formula="of:=( SEARCH( MID( [.$F63]; 2; 1); [$リスト.$A$3] ) - 1 )" office:value-type="float" office:value="0" calcext:value-type="float">
            <text:p>0</text:p>
          </table:table-cell>
          <table:table-cell table:formula="of:=( SEARCH( MID( [.$F63]; 3; 1); [$リスト.$A$3] ) - 1 )" office:value-type="float" office:value="4" calcext:value-type="float">
            <text:p>4</text:p>
          </table:table-cell>
          <table:table-cell table:formula="of:=( SEARCH( MID( [.$F63]; 4; 1); [$リスト.$A$3] ) - 1 )" office:value-type="float" office:value="8" calcext:value-type="float">
            <text:p>8</text:p>
          </table:table-cell>
          <table:table-cell table:formula="of:=( SEARCH( MID( [.$F63]; 5; 1); [$リスト.$A$3] ) - 1 )" office:value-type="float" office:value="20" calcext:value-type="float">
            <text:p>20</text:p>
          </table:table-cell>
          <table:table-cell table:formula="of:=( SEARCH( MID( [.$H63]; 1; 1); [$リスト.$A$3] ) - 1 )" office:value-type="float" office:value="24" calcext:value-type="float">
            <text:p>24</text:p>
          </table:table-cell>
          <table:table-cell table:formula="of:=( SEARCH( MID( [.$H63]; 2; 1); [$リスト.$A$3] ) - 1 )" office:value-type="float" office:value="30" calcext:value-type="float">
            <text:p>30</text:p>
          </table:table-cell>
          <table:table-cell table:formula="of:=( SEARCH( MID( [.$H63]; 3; 1); [$リスト.$A$3] ) - 1 )" office:value-type="float" office:value="34" calcext:value-type="float">
            <text:p>34</text:p>
          </table:table-cell>
        </table:table-row>
        <table:table-row table:style-name="ro1">
          <table:table-cell office:value-type="float" office:value="5" calcext:value-type="float">
            <text:p>5</text:p>
          </table:table-cell>
          <table:table-cell office:value-type="string" calcext:value-type="string">
            <text:p>うけすぜづ</text:p>
          </table:table-cell>
          <table:table-cell/>
          <table:table-cell office:value-type="string" calcext:value-type="string">
            <text:p>びあなのへれぎ</text:p>
          </table:table-cell>
          <table:table-cell/>
          <table:table-cell office:value-type="string" calcext:value-type="string">
            <text:p>ざぞでぶつ</text:p>
          </table:table-cell>
          <table:table-cell/>
          <table:table-cell office:value-type="string" calcext:value-type="string">
            <text:p>にふみ</text:p>
          </table:table-cell>
          <table:table-cell/>
          <table:table-cell table:formula="of:=DEC2HEX( [.AI64]; 2 )" office:value-type="string" office:string-value="3E" calcext:value-type="string">
            <text:p>3E</text:p>
          </table:table-cell>
          <table:table-cell table:formula="of:=DEC2HEX( [.AJ64]; 2 )" office:value-type="string" office:string-value="02" calcext:value-type="string">
            <text:p>02</text:p>
          </table:table-cell>
          <table:table-cell table:formula="of:=DEC2HEX( [.AK64]; 2 )" office:value-type="string" office:string-value="00" calcext:value-type="string">
            <text:p>00</text:p>
          </table:table-cell>
          <table:table-cell table:formula="of:=DEC2HEX( [.AL64]; 2 )" office:value-type="string" office:string-value="24" calcext:value-type="string">
            <text:p>24</text:p>
          </table:table-cell>
          <table:table-cell table:formula="of:=DEC2HEX( [.AM64]; 2 )" office:value-type="string" office:string-value="00" calcext:value-type="string">
            <text:p>00</text:p>
          </table:table-cell>
          <table:table-cell table:formula="of:=DEC2HEX( [.AN64]; 2 )" office:value-type="string" office:string-value="00" calcext:value-type="string">
            <text:p>00</text:p>
          </table:table-cell>
          <table:table-cell table:formula="of:=DEC2HEX( [.AO64]; 2 )" office:value-type="string" office:string-value="00" calcext:value-type="string">
            <text:p>00</text:p>
          </table:table-cell>
          <table:table-cell table:formula="of:=DEC2HEX( [.AP64]; 2 )" office:value-type="string" office:string-value="10" calcext:value-type="string">
            <text:p>10</text:p>
          </table:table-cell>
          <table:table-cell table:formula="of:=DEC2HEX( [.AQ64]; 2 )" office:value-type="string" office:string-value="00" calcext:value-type="string">
            <text:p>00</text:p>
          </table:table-cell>
          <table:table-cell table:formula="of:=DEC2HEX( [.AR64]; 2 )" office:value-type="string" office:string-value="00" calcext:value-type="string">
            <text:p>00</text:p>
          </table:table-cell>
          <table:table-cell table:formula="of:=DEC2HEX( [.AS64]; 2 )" office:value-type="string" office:string-value="09" calcext:value-type="string">
            <text:p>09</text:p>
          </table:table-cell>
          <table:table-cell table:formula="of:=DEC2HEX( [.AT64]; 2 )" office:value-type="string" office:string-value="00" calcext:value-type="string">
            <text:p>00</text:p>
          </table:table-cell>
          <table:table-cell table:formula="of:=DEC2HEX( [.AU64]; 2 )" office:value-type="string" office:string-value="00" calcext:value-type="string">
            <text:p>00</text:p>
          </table:table-cell>
          <table:table-cell table:formula="of:=DEC2HEX( [.AV64]; 2 )" office:value-type="string" office:string-value="00" calcext:value-type="string">
            <text:p>00</text:p>
          </table:table-cell>
          <table:table-cell table:formula="of:=DEC2HEX( [.AW64]; 2 )" office:value-type="string" office:string-value="00" calcext:value-type="string">
            <text:p>00</text:p>
          </table:table-cell>
          <table:table-cell table:formula="of:=DEC2HEX( [.AX64]; 2 )" office:value-type="string" office:string-value="00" calcext:value-type="string">
            <text:p>00</text:p>
          </table:table-cell>
          <table:table-cell table:formula="of:=DEC2HEX( [.AY64]; 2 )" office:value-type="string" office:string-value="10" calcext:value-type="string">
            <text:p>10</text:p>
          </table:table-cell>
          <table:table-cell table:formula="of:=DEC2HEX( [.AZ64]; 2 )" office:value-type="string" office:string-value="00" calcext:value-type="string">
            <text:p>00</text:p>
          </table:table-cell>
          <table:table-cell table:formula="of:=DEC2HEX( [.BA64]; 2 )" office:value-type="string" office:string-value="02" calcext:value-type="string">
            <text:p>02</text:p>
          </table:table-cell>
          <table:table-cell table:formula="of:=DEC2HEX( [.BB64]; 2 )" office:value-type="string" office:string-value="00" calcext:value-type="string">
            <text:p>00</text:p>
          </table:table-cell>
          <table:table-cell/>
          <table:table-cell table:formula="of:=DEC2HEX( [.AF64] )" office:value-type="string" office:string-value="63" calcext:value-type="string">
            <text:p>63</text:p>
          </table:table-cell>
          <table:table-cell table:formula="of:=BITXOR( BITAND( ([.AJ64] * 64) + [.AI64]; 255 ); [.AG64] )" office:value-type="float" office:value="99" calcext:value-type="float">
            <text:p>99</text:p>
          </table:table-cell>
          <table:table-cell table:formula="of:=INDIRECT( ADDRESS( [.A64] + 3; 35 ) ) + INDIRECT( ADDRESS( [.A64] + 3; 36 ) ) * 64" office:value-type="float" office:value="221" calcext:value-type="float">
            <text:p>221</text:p>
          </table:table-cell>
          <table:table-cell/>
          <table:table-cell table:formula="of:=MOD( [.BD64] + 60; 64 )" office:value-type="float" office:value="62" calcext:value-type="float">
            <text:p>62</text:p>
          </table:table-cell>
          <table:table-cell table:formula="of:=MOD( [.BE64] - [.BD64] + 60; 64 )" office:value-type="float" office:value="2" calcext:value-type="float">
            <text:p>2</text:p>
          </table:table-cell>
          <table:table-cell table:formula="of:=MOD( [.BF64] - [.BE64] + 60; 64 )" office:value-type="float" office:value="0" calcext:value-type="float">
            <text:p>0</text:p>
          </table:table-cell>
          <table:table-cell table:formula="of:=MOD( [.BG64] - [.BF64] + 60; 64 )" office:value-type="float" office:value="36" calcext:value-type="float">
            <text:p>36</text:p>
          </table:table-cell>
          <table:table-cell table:formula="of:=MOD( [.BH64] - [.BG64] + 60; 64 )" office:value-type="float" office:value="0" calcext:value-type="float">
            <text:p>0</text:p>
          </table:table-cell>
          <table:table-cell table:formula="of:=MOD( [.BI64] - [.BH64] + 60; 64 )" office:value-type="float" office:value="0" calcext:value-type="float">
            <text:p>0</text:p>
          </table:table-cell>
          <table:table-cell table:formula="of:=MOD( [.BJ64] - [.BI64] + 60; 64 )" office:value-type="float" office:value="0" calcext:value-type="float">
            <text:p>0</text:p>
          </table:table-cell>
          <table:table-cell table:formula="of:=MOD( [.BK64] - [.BJ64] + 60; 64 )" office:value-type="float" office:value="16" calcext:value-type="float">
            <text:p>16</text:p>
          </table:table-cell>
          <table:table-cell table:formula="of:=MOD( [.BL64] - [.BK64] + 60; 64 )" office:value-type="float" office:value="0" calcext:value-type="float">
            <text:p>0</text:p>
          </table:table-cell>
          <table:table-cell table:formula="of:=MOD( [.BM64] - [.BL64] + 60; 64 )" office:value-type="float" office:value="0" calcext:value-type="float">
            <text:p>0</text:p>
          </table:table-cell>
          <table:table-cell table:formula="of:=MOD( [.BN64] - [.BM64] + 60; 64 )" office:value-type="float" office:value="9" calcext:value-type="float">
            <text:p>9</text:p>
          </table:table-cell>
          <table:table-cell table:formula="of:=MOD( [.BO64] - [.BN64] + 60; 64 )" office:value-type="float" office:value="0" calcext:value-type="float">
            <text:p>0</text:p>
          </table:table-cell>
          <table:table-cell table:formula="of:=MOD( [.BP64] - [.BO64] + 60; 64 )" office:value-type="float" office:value="0" calcext:value-type="float">
            <text:p>0</text:p>
          </table:table-cell>
          <table:table-cell table:formula="of:=MOD( [.BQ64] - [.BP64] + 60; 64 )" office:value-type="float" office:value="0" calcext:value-type="float">
            <text:p>0</text:p>
          </table:table-cell>
          <table:table-cell table:formula="of:=MOD( [.BR64] - [.BQ64] + 60; 64 )" office:value-type="float" office:value="0" calcext:value-type="float">
            <text:p>0</text:p>
          </table:table-cell>
          <table:table-cell table:formula="of:=MOD( [.BS64] - [.BR64] + 60; 64 )" office:value-type="float" office:value="0" calcext:value-type="float">
            <text:p>0</text:p>
          </table:table-cell>
          <table:table-cell table:formula="of:=MOD( [.BT64] - [.BS64] + 60; 64 )" office:value-type="float" office:value="16" calcext:value-type="float">
            <text:p>16</text:p>
          </table:table-cell>
          <table:table-cell table:formula="of:=MOD( [.BU64] - [.BT64] + 60; 64 )" office:value-type="float" office:value="0" calcext:value-type="float">
            <text:p>0</text:p>
          </table:table-cell>
          <table:table-cell table:formula="of:=MOD( [.BV64] - [.BU64] + 60; 64 )" office:value-type="float" office:value="2" calcext:value-type="float">
            <text:p>2</text:p>
          </table:table-cell>
          <table:table-cell table:formula="of:=MOD( [.BW64] - [.BV64] + 60; 64 )" office:value-type="float" office:value="0" calcext:value-type="float">
            <text:p>0</text:p>
          </table:table-cell>
          <table:table-cell/>
          <table:table-cell table:formula="of:=( SEARCH( MID( [.$B64]; 1; 1); [$リスト.$A$3] ) - 1 )" office:value-type="float" office:value="2" calcext:value-type="float">
            <text:p>2</text:p>
          </table:table-cell>
          <table:table-cell table:formula="of:=( SEARCH( MID( [.$B64]; 2; 1); [$リスト.$A$3] ) - 1 )" office:value-type="float" office:value="8" calcext:value-type="float">
            <text:p>8</text:p>
          </table:table-cell>
          <table:table-cell table:formula="of:=( SEARCH( MID( [.$B64]; 3; 1); [$リスト.$A$3] ) - 1 )" office:value-type="float" office:value="12" calcext:value-type="float">
            <text:p>12</text:p>
          </table:table-cell>
          <table:table-cell table:formula="of:=( SEARCH( MID( [.$B64]; 4; 1); [$リスト.$A$3] ) - 1 )" office:value-type="float" office:value="52" calcext:value-type="float">
            <text:p>52</text:p>
          </table:table-cell>
          <table:table-cell table:formula="of:=( SEARCH( MID( [.$B64]; 5; 1); [$リスト.$A$3] ) - 1 )" office:value-type="float" office:value="56" calcext:value-type="float">
            <text:p>56</text:p>
          </table:table-cell>
          <table:table-cell table:formula="of:=( SEARCH( MID( [.$D64]; 1; 1); [$リスト.$A$3] ) - 1 )" office:value-type="float" office:value="60" calcext:value-type="float">
            <text:p>60</text:p>
          </table:table-cell>
          <table:table-cell table:formula="of:=( SEARCH( MID( [.$D64]; 2; 1); [$リスト.$A$3] ) - 1 )" office:value-type="float" office:value="0" calcext:value-type="float">
            <text:p>0</text:p>
          </table:table-cell>
          <table:table-cell table:formula="of:=( SEARCH( MID( [.$D64]; 3; 1); [$リスト.$A$3] ) - 1 )" office:value-type="float" office:value="20" calcext:value-type="float">
            <text:p>20</text:p>
          </table:table-cell>
          <table:table-cell table:formula="of:=( SEARCH( MID( [.$D64]; 4; 1); [$リスト.$A$3] ) - 1 )" office:value-type="float" office:value="24" calcext:value-type="float">
            <text:p>24</text:p>
          </table:table-cell>
          <table:table-cell table:formula="of:=( SEARCH( MID( [.$D64]; 5; 1); [$リスト.$A$3] ) - 1 )" office:value-type="float" office:value="28" calcext:value-type="float">
            <text:p>28</text:p>
          </table:table-cell>
          <table:table-cell table:formula="of:=( SEARCH( MID( [.$D64]; 6; 1); [$リスト.$A$3] ) - 1 )" office:value-type="float" office:value="41" calcext:value-type="float">
            <text:p>41</text:p>
          </table:table-cell>
          <table:table-cell table:formula="of:=( SEARCH( MID( [.$D64]; 7; 1); [$リスト.$A$3] ) - 1 )" office:value-type="float" office:value="45" calcext:value-type="float">
            <text:p>45</text:p>
          </table:table-cell>
          <table:table-cell table:formula="of:=( SEARCH( MID( [.$F64]; 1; 1); [$リスト.$A$3] ) - 1 )" office:value-type="float" office:value="49" calcext:value-type="float">
            <text:p>49</text:p>
          </table:table-cell>
          <table:table-cell table:formula="of:=( SEARCH( MID( [.$F64]; 2; 1); [$リスト.$A$3] ) - 1 )" office:value-type="float" office:value="53" calcext:value-type="float">
            <text:p>53</text:p>
          </table:table-cell>
          <table:table-cell table:formula="of:=( SEARCH( MID( [.$F64]; 3; 1); [$リスト.$A$3] ) - 1 )" office:value-type="float" office:value="57" calcext:value-type="float">
            <text:p>57</text:p>
          </table:table-cell>
          <table:table-cell table:formula="of:=( SEARCH( MID( [.$F64]; 4; 1); [$リスト.$A$3] ) - 1 )" office:value-type="float" office:value="61" calcext:value-type="float">
            <text:p>61</text:p>
          </table:table-cell>
          <table:table-cell table:formula="of:=( SEARCH( MID( [.$F64]; 5; 1); [$リスト.$A$3] ) - 1 )" office:value-type="float" office:value="17" calcext:value-type="float">
            <text:p>17</text:p>
          </table:table-cell>
          <table:table-cell table:formula="of:=( SEARCH( MID( [.$H64]; 1; 1); [$リスト.$A$3] ) - 1 )" office:value-type="float" office:value="21" calcext:value-type="float">
            <text:p>21</text:p>
          </table:table-cell>
          <table:table-cell table:formula="of:=( SEARCH( MID( [.$H64]; 2; 1); [$リスト.$A$3] ) - 1 )" office:value-type="float" office:value="27" calcext:value-type="float">
            <text:p>27</text:p>
          </table:table-cell>
          <table:table-cell table:formula="of:=( SEARCH( MID( [.$H64]; 3; 1); [$リスト.$A$3] ) - 1 )" office:value-type="float" office:value="31" calcext:value-type="float">
            <text:p>31</text:p>
          </table:table-cell>
        </table:table-row>
        <table:table-row table:style-name="ro1">
          <table:table-cell office:value-type="float" office:value="1" calcext:value-type="float">
            <text:p>1</text:p>
          </table:table-cell>
          <table:table-cell office:value-type="string" calcext:value-type="string">
            <text:p>まゆるちな</text:p>
          </table:table-cell>
          <table:table-cell/>
          <table:table-cell office:value-type="string" calcext:value-type="string">
            <text:p>のへごぜづぶい</text:p>
          </table:table-cell>
          <table:table-cell/>
          <table:table-cell office:value-type="string" calcext:value-type="string">
            <text:p>かこせつぞ</text:p>
          </table:table-cell>
          <table:table-cell/>
          <table:table-cell office:value-type="string" calcext:value-type="string">
            <text:p>でぼえ</text:p>
          </table:table-cell>
          <table:table-cell/>
          <table:table-cell table:formula="of:=DEC2HEX( [.AI65]; 2 )" office:value-type="string" office:string-value="1A" calcext:value-type="string">
            <text:p>1A</text:p>
          </table:table-cell>
          <table:table-cell table:formula="of:=DEC2HEX( [.AJ65]; 2 )" office:value-type="string" office:string-value="02" calcext:value-type="string">
            <text:p>02</text:p>
          </table:table-cell>
          <table:table-cell table:formula="of:=DEC2HEX( [.AK65]; 2 )" office:value-type="string" office:string-value="00" calcext:value-type="string">
            <text:p>00</text:p>
          </table:table-cell>
          <table:table-cell table:formula="of:=DEC2HEX( [.AL65]; 2 )" office:value-type="string" office:string-value="24" calcext:value-type="string">
            <text:p>24</text:p>
          </table:table-cell>
          <table:table-cell table:formula="of:=DEC2HEX( [.AM65]; 2 )" office:value-type="string" office:string-value="00" calcext:value-type="string">
            <text:p>00</text:p>
          </table:table-cell>
          <table:table-cell table:formula="of:=DEC2HEX( [.AN65]; 2 )" office:value-type="string" office:string-value="00" calcext:value-type="string">
            <text:p>00</text:p>
          </table:table-cell>
          <table:table-cell table:formula="of:=DEC2HEX( [.AO65]; 2 )" office:value-type="string" office:string-value="00" calcext:value-type="string">
            <text:p>00</text:p>
          </table:table-cell>
          <table:table-cell table:formula="of:=DEC2HEX( [.AP65]; 2 )" office:value-type="string" office:string-value="10" calcext:value-type="string">
            <text:p>10</text:p>
          </table:table-cell>
          <table:table-cell table:formula="of:=DEC2HEX( [.AQ65]; 2 )" office:value-type="string" office:string-value="00" calcext:value-type="string">
            <text:p>00</text:p>
          </table:table-cell>
          <table:table-cell table:formula="of:=DEC2HEX( [.AR65]; 2 )" office:value-type="string" office:string-value="00" calcext:value-type="string">
            <text:p>00</text:p>
          </table:table-cell>
          <table:table-cell table:formula="of:=DEC2HEX( [.AS65]; 2 )" office:value-type="string" office:string-value="01" calcext:value-type="string">
            <text:p>01</text:p>
          </table:table-cell>
          <table:table-cell table:formula="of:=DEC2HEX( [.AT65]; 2 )" office:value-type="string" office:string-value="00" calcext:value-type="string">
            <text:p>00</text:p>
          </table:table-cell>
          <table:table-cell table:formula="of:=DEC2HEX( [.AU65]; 2 )" office:value-type="string" office:string-value="00" calcext:value-type="string">
            <text:p>00</text:p>
          </table:table-cell>
          <table:table-cell table:formula="of:=DEC2HEX( [.AV65]; 2 )" office:value-type="string" office:string-value="00" calcext:value-type="string">
            <text:p>00</text:p>
          </table:table-cell>
          <table:table-cell table:formula="of:=DEC2HEX( [.AW65]; 2 )" office:value-type="string" office:string-value="00" calcext:value-type="string">
            <text:p>00</text:p>
          </table:table-cell>
          <table:table-cell table:formula="of:=DEC2HEX( [.AX65]; 2 )" office:value-type="string" office:string-value="00" calcext:value-type="string">
            <text:p>00</text:p>
          </table:table-cell>
          <table:table-cell table:formula="of:=DEC2HEX( [.AY65]; 2 )" office:value-type="string" office:string-value="20" calcext:value-type="string">
            <text:p>20</text:p>
          </table:table-cell>
          <table:table-cell table:formula="of:=DEC2HEX( [.AZ65]; 2 )" office:value-type="string" office:string-value="00" calcext:value-type="string">
            <text:p>00</text:p>
          </table:table-cell>
          <table:table-cell table:formula="of:=DEC2HEX( [.BA65]; 2 )" office:value-type="string" office:string-value="02" calcext:value-type="string">
            <text:p>02</text:p>
          </table:table-cell>
          <table:table-cell table:formula="of:=DEC2HEX( [.BB65]; 2 )" office:value-type="string" office:string-value="00" calcext:value-type="string">
            <text:p>00</text:p>
          </table:table-cell>
          <table:table-cell/>
          <table:table-cell table:formula="of:=DEC2HEX( [.AF65] )" office:value-type="string" office:string-value="C6" calcext:value-type="string">
            <text:p>C6</text:p>
          </table:table-cell>
          <table:table-cell table:formula="of:=BITXOR( BITAND( ([.AJ65] * 64) + [.AI65]; 255 ); [.AG65] )" office:value-type="float" office:value="198" calcext:value-type="float">
            <text:p>198</text:p>
          </table:table-cell>
          <table:table-cell table:formula="of:=INDIRECT( ADDRESS( [.A65] + 3; 35 ) ) + INDIRECT( ADDRESS( [.A65] + 3; 36 ) ) * 64" office:value-type="float" office:value="92" calcext:value-type="float">
            <text:p>92</text:p>
          </table:table-cell>
          <table:table-cell/>
          <table:table-cell table:formula="of:=MOD( [.BD65] + 60; 64 )" office:value-type="float" office:value="26" calcext:value-type="float">
            <text:p>26</text:p>
          </table:table-cell>
          <table:table-cell table:formula="of:=MOD( [.BE65] - [.BD65] + 60; 64 )" office:value-type="float" office:value="2" calcext:value-type="float">
            <text:p>2</text:p>
          </table:table-cell>
          <table:table-cell table:formula="of:=MOD( [.BF65] - [.BE65] + 60; 64 )" office:value-type="float" office:value="0" calcext:value-type="float">
            <text:p>0</text:p>
          </table:table-cell>
          <table:table-cell table:formula="of:=MOD( [.BG65] - [.BF65] + 60; 64 )" office:value-type="float" office:value="36" calcext:value-type="float">
            <text:p>36</text:p>
          </table:table-cell>
          <table:table-cell table:formula="of:=MOD( [.BH65] - [.BG65] + 60; 64 )" office:value-type="float" office:value="0" calcext:value-type="float">
            <text:p>0</text:p>
          </table:table-cell>
          <table:table-cell table:formula="of:=MOD( [.BI65] - [.BH65] + 60; 64 )" office:value-type="float" office:value="0" calcext:value-type="float">
            <text:p>0</text:p>
          </table:table-cell>
          <table:table-cell table:formula="of:=MOD( [.BJ65] - [.BI65] + 60; 64 )" office:value-type="float" office:value="0" calcext:value-type="float">
            <text:p>0</text:p>
          </table:table-cell>
          <table:table-cell table:formula="of:=MOD( [.BK65] - [.BJ65] + 60; 64 )" office:value-type="float" office:value="16" calcext:value-type="float">
            <text:p>16</text:p>
          </table:table-cell>
          <table:table-cell table:formula="of:=MOD( [.BL65] - [.BK65] + 60; 64 )" office:value-type="float" office:value="0" calcext:value-type="float">
            <text:p>0</text:p>
          </table:table-cell>
          <table:table-cell table:formula="of:=MOD( [.BM65] - [.BL65] + 60; 64 )" office:value-type="float" office:value="0" calcext:value-type="float">
            <text:p>0</text:p>
          </table:table-cell>
          <table:table-cell table:formula="of:=MOD( [.BN65] - [.BM65] + 60; 64 )" office:value-type="float" office:value="1" calcext:value-type="float">
            <text:p>1</text:p>
          </table:table-cell>
          <table:table-cell table:formula="of:=MOD( [.BO65] - [.BN65] + 60; 64 )" office:value-type="float" office:value="0" calcext:value-type="float">
            <text:p>0</text:p>
          </table:table-cell>
          <table:table-cell table:formula="of:=MOD( [.BP65] - [.BO65] + 60; 64 )" office:value-type="float" office:value="0" calcext:value-type="float">
            <text:p>0</text:p>
          </table:table-cell>
          <table:table-cell table:formula="of:=MOD( [.BQ65] - [.BP65] + 60; 64 )" office:value-type="float" office:value="0" calcext:value-type="float">
            <text:p>0</text:p>
          </table:table-cell>
          <table:table-cell table:formula="of:=MOD( [.BR65] - [.BQ65] + 60; 64 )" office:value-type="float" office:value="0" calcext:value-type="float">
            <text:p>0</text:p>
          </table:table-cell>
          <table:table-cell table:formula="of:=MOD( [.BS65] - [.BR65] + 60; 64 )" office:value-type="float" office:value="0" calcext:value-type="float">
            <text:p>0</text:p>
          </table:table-cell>
          <table:table-cell table:formula="of:=MOD( [.BT65] - [.BS65] + 60; 64 )" office:value-type="float" office:value="32" calcext:value-type="float">
            <text:p>32</text:p>
          </table:table-cell>
          <table:table-cell table:formula="of:=MOD( [.BU65] - [.BT65] + 60; 64 )" office:value-type="float" office:value="0" calcext:value-type="float">
            <text:p>0</text:p>
          </table:table-cell>
          <table:table-cell table:formula="of:=MOD( [.BV65] - [.BU65] + 60; 64 )" office:value-type="float" office:value="2" calcext:value-type="float">
            <text:p>2</text:p>
          </table:table-cell>
          <table:table-cell table:formula="of:=MOD( [.BW65] - [.BV65] + 60; 64 )" office:value-type="float" office:value="0" calcext:value-type="float">
            <text:p>0</text:p>
          </table:table-cell>
          <table:table-cell/>
          <table:table-cell table:formula="of:=( SEARCH( MID( [.$B65]; 1; 1); [$リスト.$A$3] ) - 1 )" office:value-type="float" office:value="30" calcext:value-type="float">
            <text:p>30</text:p>
          </table:table-cell>
          <table:table-cell table:formula="of:=( SEARCH( MID( [.$B65]; 2; 1); [$リスト.$A$3] ) - 1 )" office:value-type="float" office:value="36" calcext:value-type="float">
            <text:p>36</text:p>
          </table:table-cell>
          <table:table-cell table:formula="of:=( SEARCH( MID( [.$B65]; 3; 1); [$リスト.$A$3] ) - 1 )" office:value-type="float" office:value="40" calcext:value-type="float">
            <text:p>40</text:p>
          </table:table-cell>
          <table:table-cell table:formula="of:=( SEARCH( MID( [.$B65]; 4; 1); [$リスト.$A$3] ) - 1 )" office:value-type="float" office:value="16" calcext:value-type="float">
            <text:p>16</text:p>
          </table:table-cell>
          <table:table-cell table:formula="of:=( SEARCH( MID( [.$B65]; 5; 1); [$リスト.$A$3] ) - 1 )" office:value-type="float" office:value="20" calcext:value-type="float">
            <text:p>20</text:p>
          </table:table-cell>
          <table:table-cell table:formula="of:=( SEARCH( MID( [.$D65]; 1; 1); [$リスト.$A$3] ) - 1 )" office:value-type="float" office:value="24" calcext:value-type="float">
            <text:p>24</text:p>
          </table:table-cell>
          <table:table-cell table:formula="of:=( SEARCH( MID( [.$D65]; 2; 1); [$リスト.$A$3] ) - 1 )" office:value-type="float" office:value="28" calcext:value-type="float">
            <text:p>28</text:p>
          </table:table-cell>
          <table:table-cell table:formula="of:=( SEARCH( MID( [.$D65]; 3; 1); [$リスト.$A$3] ) - 1 )" office:value-type="float" office:value="48" calcext:value-type="float">
            <text:p>48</text:p>
          </table:table-cell>
          <table:table-cell table:formula="of:=( SEARCH( MID( [.$D65]; 4; 1); [$リスト.$A$3] ) - 1 )" office:value-type="float" office:value="52" calcext:value-type="float">
            <text:p>52</text:p>
          </table:table-cell>
          <table:table-cell table:formula="of:=( SEARCH( MID( [.$D65]; 5; 1); [$リスト.$A$3] ) - 1 )" office:value-type="float" office:value="56" calcext:value-type="float">
            <text:p>56</text:p>
          </table:table-cell>
          <table:table-cell table:formula="of:=( SEARCH( MID( [.$D65]; 6; 1); [$リスト.$A$3] ) - 1 )" office:value-type="float" office:value="61" calcext:value-type="float">
            <text:p>61</text:p>
          </table:table-cell>
          <table:table-cell table:formula="of:=( SEARCH( MID( [.$D65]; 7; 1); [$リスト.$A$3] ) - 1 )" office:value-type="float" office:value="1" calcext:value-type="float">
            <text:p>1</text:p>
          </table:table-cell>
          <table:table-cell table:formula="of:=( SEARCH( MID( [.$F65]; 1; 1); [$リスト.$A$3] ) - 1 )" office:value-type="float" office:value="5" calcext:value-type="float">
            <text:p>5</text:p>
          </table:table-cell>
          <table:table-cell table:formula="of:=( SEARCH( MID( [.$F65]; 2; 1); [$リスト.$A$3] ) - 1 )" office:value-type="float" office:value="9" calcext:value-type="float">
            <text:p>9</text:p>
          </table:table-cell>
          <table:table-cell table:formula="of:=( SEARCH( MID( [.$F65]; 3; 1); [$リスト.$A$3] ) - 1 )" office:value-type="float" office:value="13" calcext:value-type="float">
            <text:p>13</text:p>
          </table:table-cell>
          <table:table-cell table:formula="of:=( SEARCH( MID( [.$F65]; 4; 1); [$リスト.$A$3] ) - 1 )" office:value-type="float" office:value="17" calcext:value-type="float">
            <text:p>17</text:p>
          </table:table-cell>
          <table:table-cell table:formula="of:=( SEARCH( MID( [.$F65]; 5; 1); [$リスト.$A$3] ) - 1 )" office:value-type="float" office:value="53" calcext:value-type="float">
            <text:p>53</text:p>
          </table:table-cell>
          <table:table-cell table:formula="of:=( SEARCH( MID( [.$H65]; 1; 1); [$リスト.$A$3] ) - 1 )" office:value-type="float" office:value="57" calcext:value-type="float">
            <text:p>57</text:p>
          </table:table-cell>
          <table:table-cell table:formula="of:=( SEARCH( MID( [.$H65]; 2; 1); [$リスト.$A$3] ) - 1 )" office:value-type="float" office:value="63" calcext:value-type="float">
            <text:p>63</text:p>
          </table:table-cell>
          <table:table-cell table:formula="of:=( SEARCH( MID( [.$H65]; 3; 1); [$リスト.$A$3] ) - 1 )" office:value-type="float" office:value="3" calcext:value-type="float">
            <text:p>3</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A</text:p>
          </table:table-cell>
          <table:table-cell office:value-type="string" calcext:value-type="string">
            <text:p>3C</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1F</text:p>
          </table:table-cell>
          <table:table-cell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58" calcext:value-type="float">
            <text:p>58</text:p>
          </table:table-cell>
          <table:table-cell table:formula="of:=HEX2DEC( [.C9] )" office:value-type="float" office:value="60" calcext:value-type="float">
            <text:p>60</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31" calcext:value-type="float">
            <text:p>31</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62" calcext:value-type="float">
            <text:p>62</text:p>
          </table:table-cell>
          <table:table-cell table:formula="of:=MOD( [.B11] + [.C10] + 4; 64 )" office:value-type="float" office:value="62" calcext:value-type="float">
            <text:p>62</text:p>
          </table:table-cell>
          <table:table-cell table:formula="of:=MOD( [.C11] + [.D10] + 4; 64 )" office:value-type="float" office:value="17" calcext:value-type="float">
            <text:p>17</text:p>
          </table:table-cell>
          <table:table-cell table:formula="of:=MOD( [.D11] + [.E10] + 4; 64 )" office:value-type="float" office:value="25" calcext:value-type="float">
            <text:p>25</text:p>
          </table:table-cell>
          <table:table-cell table:formula="of:=MOD( [.E11] + [.F10] + 4; 64 )" office:value-type="float" office:value="29" calcext:value-type="float">
            <text:p>29</text:p>
          </table:table-cell>
          <table:table-cell table:formula="of:=MOD( [.F11] + [.G10] + 4; 64 )" office:value-type="float" office:value="33" calcext:value-type="float">
            <text:p>33</text:p>
          </table:table-cell>
          <table:table-cell table:formula="of:=MOD( [.G11] + [.H10] + 4; 64 )" office:value-type="float" office:value="37" calcext:value-type="float">
            <text:p>37</text:p>
          </table:table-cell>
          <table:table-cell table:formula="of:=MOD( [.H11] + [.I10] + 4; 64 )" office:value-type="float" office:value="57" calcext:value-type="float">
            <text:p>57</text:p>
          </table:table-cell>
          <table:table-cell table:formula="of:=MOD( [.I11] + [.J10] + 4; 64 )" office:value-type="float" office:value="61" calcext:value-type="float">
            <text:p>61</text:p>
          </table:table-cell>
          <table:table-cell table:formula="of:=MOD( [.J11] + [.K10] + 4; 64 )" office:value-type="float" office:value="1" calcext:value-type="float">
            <text:p>1</text:p>
          </table:table-cell>
          <table:table-cell table:formula="of:=MOD( [.K11] + [.L10] + 4; 64 )" office:value-type="float" office:value="6" calcext:value-type="float">
            <text:p>6</text:p>
          </table:table-cell>
          <table:table-cell table:formula="of:=MOD( [.L11] + [.M10] + 4; 64 )" office:value-type="float" office:value="10" calcext:value-type="float">
            <text:p>10</text:p>
          </table:table-cell>
          <table:table-cell table:formula="of:=MOD( [.M11] + [.N10] + 4; 64 )" office:value-type="float" office:value="14" calcext:value-type="float">
            <text:p>14</text:p>
          </table:table-cell>
          <table:table-cell table:formula="of:=MOD( [.N11] + [.O10] + 4; 64 )" office:value-type="float" office:value="18" calcext:value-type="float">
            <text:p>18</text:p>
          </table:table-cell>
          <table:table-cell table:formula="of:=MOD( [.O11] + [.P10] + 4; 64 )" office:value-type="float" office:value="22" calcext:value-type="float">
            <text:p>22</text:p>
          </table:table-cell>
          <table:table-cell table:formula="of:=MOD( [.P11] + [.Q10] + 4; 64 )" office:value-type="float" office:value="26" calcext:value-type="float">
            <text:p>26</text:p>
          </table:table-cell>
          <table:table-cell table:formula="of:=MOD( [.Q11] + [.R10] + 4; 64 )" office:value-type="float" office:value="61" calcext:value-type="float">
            <text:p>61</text:p>
          </table:table-cell>
          <table:table-cell table:formula="of:=MOD( [.R11] + [.S10] + 4; 64 )" office:value-type="float" office:value="1" calcext:value-type="float">
            <text:p>1</text:p>
          </table:table-cell>
          <table:table-cell table:formula="of:=MOD( [.S11] + [.T10] + 4; 64 )" office:value-type="float" office:value="7" calcext:value-type="float">
            <text:p>7</text:p>
          </table:table-cell>
          <table:table-cell table:formula="of:=MOD( [.T11] + [.U10] + 4; 64 )" office:value-type="float" office:value="11" calcext:value-type="float">
            <text:p>11</text:p>
          </table:table-cell>
        </table:table-row>
        <table:table-row table:style-name="ro1">
          <table:table-cell office:value-type="string" calcext:value-type="string">
            <text:p>文字</text:p>
          </table:table-cell>
          <table:table-cell table:formula="of:=MID( [$リスト.$A$3]; [.B11] + 1; 1 )" office:value-type="string" office:string-value="べ" calcext:value-type="string">
            <text:p>べ</text:p>
          </table:table-cell>
          <table:table-cell table:formula="of:=MID( [$リスト.$A$3]; [.C11] + 1; 1 )" office:value-type="string" office:string-value="べ" calcext:value-type="string">
            <text:p>べ</text:p>
          </table:table-cell>
          <table:table-cell table:formula="of:=MID( [$リスト.$A$3]; [.D11] + 1; 1 )" office:value-type="string" office:string-value="つ" calcext:value-type="string">
            <text:p>つ</text:p>
          </table:table-cell>
          <table:table-cell table:formula="of:=MID( [$リスト.$A$3]; [.E11] + 1; 1 )" office:value-type="string" office:string-value="は" calcext:value-type="string">
            <text:p>は</text:p>
          </table:table-cell>
          <table:table-cell table:formula="of:=MID( [$リスト.$A$3]; [.F11] + 1; 1 )" office:value-type="string" office:string-value="ほ" calcext:value-type="string">
            <text:p>ほ</text:p>
          </table:table-cell>
          <table:table-cell table:formula="of:=MID( [$リスト.$A$3]; [.G11] + 1; 1 )" office:value-type="string" office:string-value="め" calcext:value-type="string">
            <text:p>め</text:p>
          </table:table-cell>
          <table:table-cell table:formula="of:=MID( [$リスト.$A$3]; [.H11] + 1; 1 )" office:value-type="string" office:string-value="よ" calcext:value-type="string">
            <text:p>よ</text:p>
          </table:table-cell>
          <table:table-cell table:formula="of:=MID( [$リスト.$A$3]; [.I11] + 1; 1 )" office:value-type="string" office:string-value="で" calcext:value-type="string">
            <text:p>で</text:p>
          </table:table-cell>
          <table:table-cell table:formula="of:=MID( [$リスト.$A$3]; [.J11] + 1; 1 )" office:value-type="string" office:string-value="ぶ" calcext:value-type="string">
            <text:p>ぶ</text:p>
          </table:table-cell>
          <table:table-cell table:formula="of:=MID( [$リスト.$A$3]; [.K11] + 1; 1 )" office:value-type="string" office:string-value="い" calcext:value-type="string">
            <text:p>い</text:p>
          </table:table-cell>
          <table:table-cell table:formula="of:=MID( [$リスト.$A$3]; [.L11] + 1; 1 )" office:value-type="string" office:string-value="き" calcext:value-type="string">
            <text:p>き</text:p>
          </table:table-cell>
          <table:table-cell table:formula="of:=MID( [$リスト.$A$3]; [.M11] + 1; 1 )" office:value-type="string" office:string-value="さ" calcext:value-type="string">
            <text:p>さ</text:p>
          </table:table-cell>
          <table:table-cell table:formula="of:=MID( [$リスト.$A$3]; [.N11] + 1; 1 )" office:value-type="string" office:string-value="そ" calcext:value-type="string">
            <text:p>そ</text:p>
          </table:table-cell>
          <table:table-cell table:formula="of:=MID( [$リスト.$A$3]; [.O11] + 1; 1 )" office:value-type="string" office:string-value="て" calcext:value-type="string">
            <text:p>て</text:p>
          </table:table-cell>
          <table:table-cell table:formula="of:=MID( [$リスト.$A$3]; [.P11] + 1; 1 )" office:value-type="string" office:string-value="ぬ" calcext:value-type="string">
            <text:p>ぬ</text:p>
          </table:table-cell>
          <table:table-cell table:formula="of:=MID( [$リスト.$A$3]; [.Q11] + 1; 1 )" office:value-type="string" office:string-value="ひ" calcext:value-type="string">
            <text:p>ひ</text:p>
          </table:table-cell>
          <table:table-cell table:formula="of:=MID( [$リスト.$A$3]; [.R11] + 1; 1 )" office:value-type="string" office:string-value="ぶ" calcext:value-type="string">
            <text:p>ぶ</text:p>
          </table:table-cell>
          <table:table-cell table:formula="of:=MID( [$リスト.$A$3]; [.S11] + 1; 1 )" office:value-type="string" office:string-value="い" calcext:value-type="string">
            <text:p>い</text:p>
          </table:table-cell>
          <table:table-cell table:formula="of:=MID( [$リスト.$A$3]; [.T11] + 1; 1 )" office:value-type="string" office:string-value="く" calcext:value-type="string">
            <text:p>く</text:p>
          </table:table-cell>
          <table:table-cell table:formula="of:=MID( [$リスト.$A$3]; [.U11] + 1; 1 )" office:value-type="string" office:string-value="し" calcext:value-type="string">
            <text:p>し</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7:58:25.821000000</dc:date>
    <meta:editing-duration>PT7H23M51S</meta:editing-duration>
    <meta:editing-cycles>88</meta:editing-cycles>
    <meta:document-statistic meta:table-count="3" meta:cell-count="3880" meta:object-count="0"/>
  </office:meta>
</office:document-meta>
</file>